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0.167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166cm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draw:stroke="none" draw:stroke-dash="Dot" svg:stroke-color="#ffffff" draw:fill="solid" draw:fill-color="#eeeeee" draw:textarea-horizontal-align="justify" draw:textarea-vertical-align="middle" draw:auto-grow-height="false" fo:min-height="5.75cm" fo:min-width="11cm"/>
    </style:style>
    <style:style style:name="gr6" style:family="graphic" style:parent-style-name="standard">
      <style:graphic-properties draw:stroke="none" draw:stroke-dash="Dot" svg:stroke-color="#ffffff" draw:fill="solid" draw:fill-color="#dddddd" draw:textarea-horizontal-align="justify" draw:textarea-vertical-align="middle" draw:auto-grow-height="false" fo:min-height="4.25cm" fo:min-width="2.5cm"/>
    </style:style>
    <style:style style:name="gr7" style:family="graphic" style:parent-style-name="standard">
      <style:graphic-properties draw:stroke="none" draw:stroke-dash="Dot" svg:stroke-color="#ffffff" draw:fill="solid" draw:fill-color="#dddddd" draw:textarea-horizontal-align="justify" draw:textarea-vertical-align="middle" draw:auto-grow-height="false" fo:min-height="4.25cm" fo:min-width="6cm"/>
    </style:style>
    <style:style style:name="gr8" style:family="graphic" style:parent-style-name="standard">
      <style:graphic-properties draw:stroke="none" draw:stroke-dash="Dot" svg:stroke-color="#ffffff" draw:fill="solid" draw:fill-color="#eeeeee" draw:textarea-horizontal-align="justify" draw:textarea-vertical-align="middle" draw:auto-grow-height="false" fo:min-height="5.75cm" fo:min-width="5.5cm"/>
    </style:style>
    <style:style style:name="gr9" style:family="graphic" style:parent-style-name="standard">
      <style:graphic-properties draw:stroke="solid" svg:stroke-color="#ffffff" draw:fill-color="#d62e4e" draw:textarea-horizontal-align="justify" draw:textarea-vertical-align="middle" draw:auto-grow-height="false" fo:min-height="0.75cm" fo:min-width="1.5cm"/>
      <style:paragraph-properties style:writing-mode="lr-tb"/>
    </style:style>
    <style:style style:name="gr10" style:family="graphic" style:parent-style-name="standard">
      <style:graphic-properties draw:stroke="solid" svg:stroke-color="#ffffff" draw:fill-color="#e16173" draw:textarea-horizontal-align="justify" draw:textarea-vertical-align="middle" draw:auto-grow-height="false" fo:min-height="0.75cm" fo:min-width="2.5cm"/>
      <style:paragraph-properties style:writing-mode="lr-tb"/>
    </style:style>
    <style:style style:name="gr11" style:family="graphic" style:parent-style-name="standard">
      <style:graphic-properties draw:stroke="solid" svg:stroke-color="#ffffff" draw:fill-color="#d62e4e" draw:textarea-horizontal-align="justify" draw:textarea-vertical-align="middle" draw:auto-grow-height="false" fo:min-height="0.75cm" fo:min-width="3.5cm"/>
      <style:paragraph-properties style:writing-mode="lr-tb"/>
    </style:style>
    <style:style style:name="gr12" style:family="graphic" style:parent-style-name="standard">
      <style:graphic-properties draw:stroke="solid" svg:stroke-color="#ffffff" draw:fill-color="#bf0041" draw:textarea-horizontal-align="justify" draw:textarea-vertical-align="middle" draw:auto-grow-height="false" fo:min-height="0.75cm" fo:min-width="2.5cm"/>
      <style:paragraph-properties style:writing-mode="lr-tb"/>
    </style:style>
    <style:style style:name="gr13" style:family="graphic" style:parent-style-name="standard">
      <style:graphic-properties draw:stroke="solid" svg:stroke-color="#ffffff" draw:fill-color="#00a933" draw:textarea-horizontal-align="justify" draw:textarea-vertical-align="middle" draw:auto-grow-height="false" fo:min-height="1.75cm" fo:min-width="1.5cm"/>
      <style:paragraph-properties style:writing-mode="lr-tb"/>
    </style:style>
    <style:style style:name="gr14" style:family="graphic" style:parent-style-name="standard">
      <style:graphic-properties draw:stroke="solid" svg:stroke-color="#ffffff" draw:fill-color="#2a6099" draw:textarea-horizontal-align="justify" draw:textarea-vertical-align="middle" draw:auto-grow-height="false" fo:min-height="2.75cm" fo:min-width="1.5cm"/>
      <style:paragraph-properties style:writing-mode="lr-tb"/>
    </style:style>
    <style:style style:name="gr15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16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75cm" fo:min-width="4.5cm"/>
      <style:paragraph-properties style:writing-mode="lr-tb"/>
    </style:style>
    <style:style style:name="gr17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75cm" fo:min-width="9.5cm"/>
      <style:paragraph-properties style:writing-mode="lr-tb"/>
    </style:style>
    <style:style style:name="gr18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75cm" fo:min-width="5.5cm"/>
      <style:paragraph-properties style:writing-mode="lr-tb"/>
    </style:style>
    <style:style style:name="gr19" style:family="graphic" style:parent-style-name="standard">
      <style:graphic-properties draw:stroke="solid" svg:stroke-color="#ffffff" draw:fill-color="#158466" draw:textarea-horizontal-align="justify" draw:textarea-vertical-align="middle" draw:auto-grow-height="false" fo:min-height="2.75cm" fo:min-width="1.5cm"/>
      <style:paragraph-properties style:writing-mode="lr-tb"/>
    </style:style>
    <style:style style:name="gr20" style:family="graphic" style:parent-style-name="objectwithoutfill">
      <style:graphic-properties draw:stroke="dash" draw:stroke-dash="Dash" svg:stroke-color="#000000" draw:marker-end="Linienspitzen_20_23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Dash" svg:stroke-color="#000000" draw:marker-end="Linienspitzen_20_24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Dash" svg:stroke-color="#808080" draw:marker-end="Linienspitzen_20_25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Dash" svg:stroke-color="#808080" draw:marker-end="Linienspitzen_20_26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Dash" svg:stroke-color="#808080" draw:marker-end="Linienspitzen_20_27" draw:marker-end-width="0.3cm" draw:fill="none" draw:textarea-vertical-align="middle"/>
    </style:style>
    <style:style style:name="gr25" style:family="graphic" style:parent-style-name="objectwithoutfill">
      <style:graphic-properties draw:marker-end="Linienspitzen_20_21" draw:marker-end-width="0.3cm" draw:fill="none" draw:textarea-vertical-align="middle"/>
    </style:style>
    <style:style style:name="gr26" style:family="graphic" style:parent-style-name="objectwithoutfill">
      <style:graphic-properties draw:marker-end="Linienspitzen_20_22" draw:marker-end-width="0.3cm" draw:fill="none" draw:textarea-vertical-align="middle"/>
    </style:style>
    <style:style style:name="gr27" style:family="graphic" style:parent-style-name="objectwithoutfill">
      <style:graphic-properties draw:marker-end="Linienspitzen_20_19" draw:marker-end-width="0.3cm" draw:fill="none" draw:textarea-vertical-align="middle"/>
    </style:style>
    <style:style style:name="gr28" style:family="graphic" style:parent-style-name="objectwithoutfill">
      <style:graphic-properties draw:marker-end="Linienspitzen_20_18" draw:marker-end-width="0.3cm" draw:fill="none" draw:textarea-vertical-align="middle"/>
    </style:style>
    <style:style style:name="gr29" style:family="graphic" style:parent-style-name="standard" style:list-style-name="L1">
      <style:graphic-properties svg:stroke-color="#eeeeee" draw:fill-color="#eeeeee" draw:textarea-horizontal-align="justify" draw:textarea-vertical-align="middle" draw:auto-grow-height="false" fo:min-height="0.25cm" fo:min-width="1.5cm"/>
      <style:paragraph-properties style:writing-mode="lr-tb"/>
    </style:style>
    <style:style style:name="gr30" style:family="graphic" style:parent-style-name="standard" style:list-style-name="L1">
      <style:graphic-properties svg:stroke-color="#dddddd" draw:fill-color="#dddddd" draw:textarea-horizontal-align="justify" draw:textarea-vertical-align="middle" draw:auto-grow-height="false" fo:min-height="0.25cm" fo:min-width="1.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104cm" fo:min-width="0cm"/>
      <style:paragraph-properties style:writing-mode="lr-tb"/>
    </style:style>
    <style:style style:name="gr32" style:family="graphic" style:parent-style-name="standard">
      <style:graphic-properties svg:stroke-color="#808080" draw:textarea-horizontal-align="justify" draw:textarea-vertical-align="middle" draw:auto-grow-height="false" fo:min-height="0.104cm" fo:min-width="0cm"/>
      <style:paragraph-properties style:writing-mode="lr-tb"/>
    </style:style>
    <style:style style:name="gr33" style:family="graphic" style:parent-style-name="standard" style:list-style-name="L1">
      <style:graphic-properties svg:stroke-color="#ffffff" draw:textarea-horizontal-align="justify" draw:textarea-vertical-align="middle" draw:auto-grow-height="false" fo:min-height="0.25cm" fo:min-width="1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style:paragraph-properties fo:text-align="center" style:writing-mode="lr-tb"/>
      <style:text-properties fo:color="#ffffff" loext:opacity="100%"/>
    </style:style>
    <style:style style:name="P5" style:family="paragraph">
      <loext:graphic-properties draw:fill-color="#d62e4e"/>
      <style:paragraph-properties fo:text-align="center" style:writing-mode="lr-tb"/>
      <style:text-properties fo:color="#ffffff" loext:opacity="100%"/>
    </style:style>
    <style:style style:name="P6" style:family="paragraph">
      <style:paragraph-properties fo:text-align="center" style:writing-mode="lr-tb"/>
      <style:text-properties fo:color="#ffffff" loext:opacity="100%" fo:font-size="11pt" style:font-size-asian="9pt" style:font-size-complex="9pt"/>
    </style:style>
    <style:style style:name="P7" style:family="paragraph">
      <loext:graphic-properties draw:fill-color="#e16173"/>
      <style:paragraph-properties fo:text-align="center" style:writing-mode="lr-tb"/>
      <style:text-properties fo:color="#ffffff" loext:opacity="100%" fo:font-size="11pt" style:font-size-asian="9pt" style:font-size-complex="9pt"/>
    </style:style>
    <style:style style:name="P8" style:family="paragraph">
      <style:paragraph-properties fo:text-align="center" style:writing-mode="lr-tb"/>
      <style:text-properties fo:color="#ffffff" loext:opacity="100%" fo:font-size="11pt"/>
    </style:style>
    <style:style style:name="P9" style:family="paragraph">
      <loext:graphic-properties draw:fill-color="#e16173"/>
      <style:paragraph-properties fo:text-align="center" style:writing-mode="lr-tb"/>
      <style:text-properties fo:color="#ffffff" loext:opacity="100%" fo:font-size="11pt"/>
    </style:style>
    <style:style style:name="P10" style:family="paragraph">
      <loext:graphic-properties draw:fill-color="#bf0041"/>
      <style:paragraph-properties fo:text-align="center" style:writing-mode="lr-tb"/>
      <style:text-properties fo:color="#ffffff" loext:opacity="100%"/>
    </style:style>
    <style:style style:name="P11" style:family="paragraph">
      <loext:graphic-properties draw:fill-color="#00a933"/>
      <style:paragraph-properties fo:text-align="center" style:writing-mode="lr-tb"/>
      <style:text-properties fo:color="#ffffff" loext:opacity="100%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13" style:family="paragraph">
      <loext:graphic-properties draw:fill-color="#2a6099"/>
      <style:paragraph-properties fo:text-align="center" style:writing-mode="lr-tb"/>
      <style:text-properties fo:color="#ffffff" loext:opacity="100%"/>
    </style:style>
    <style:style style:name="P14" style:family="paragraph">
      <style:paragraph-properties fo:text-align="center" style:writing-mode="lr-tb"/>
      <style:text-properties style:use-window-font-color="true" loext:opacity="0%" fo:font-weight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weight="bold"/>
    </style:style>
    <style:style style:name="P16" style:family="paragraph">
      <loext:graphic-properties draw:fill-color="#158466"/>
      <style:paragraph-properties fo:text-align="center" style:writing-mode="lr-tb"/>
      <style:text-properties fo:color="#ffffff" loext:opacity="100%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color="#808080" loext:opacity="100%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1pt" style:font-size-asian="9pt" style:font-size-complex="9pt"/>
    </style:style>
    <style:style style:name="T3" style:family="text">
      <style:text-properties fo:color="#ffffff" loext:opacity="100%" fo:font-size="11pt"/>
    </style:style>
    <style:style style:name="T4" style:family="text">
      <style:text-properties fo:color="#ffffff" loext:opacity="100%" fo:font-style="italic" style:font-style-asian="italic" style:font-style-complex="italic"/>
    </style:style>
    <style:style style:name="T5" style:family="text">
      <style:text-properties fo:color="#ffffff" loext:opacity="100%" fo:font-size="11pt" style:font-size-asian="11pt" style:font-size-complex="11pt"/>
    </style:style>
    <style:style style:name="T6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style:style style:name="T7" style:family="text">
      <style:text-properties fo:color="#ffffff" loext:opacity="100%" style:text-position="-8% 58%" fo:font-style="italic" style:font-style-asian="italic" style:font-style-complex="italic"/>
    </style:style>
    <style:style style:name="T8" style:family="text">
      <style:text-properties style:use-window-font-color="true" loext:opacity="0%" fo:font-weight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Arial1" fo:font-size="11pt" fo:font-style="italic" fo:text-shadow="none" style:text-underline-style="none" fo:font-weight="normal" style:letter-kerning="true" style:font-name-asian="Microsoft YaHei" style:font-size-asian="11pt" style:font-style-asian="italic" style:font-weight-asian="normal" style:font-name-complex="Lucida 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style:text-position="-8% 58%" fo:font-size="11pt" fo:font-style="italic" style:font-size-asian="11pt" style:font-style-asian="italic" style:font-size-complex="11pt" style:font-style-complex="italic"/>
    </style:style>
    <style:style style:name="T12" style:family="text">
      <style:text-properties fo:color="#80808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0.667cm" svg:height="0.5cm" svg:x="9.433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666cm" svg:height="0.5cm" svg:x="8.767cm" svg:y="3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667cm" svg:height="0.5cm" svg:x="8.1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cm" svg:height="0.5cm" svg:x="15.475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cm" svg:height="0.5cm" svg:x="16.475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cm" svg:height="0.5cm" svg:x="12.1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cm" svg:height="0.5cm" svg:x="13.1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0.333cm" svg:height="0.5cm" svg:x="1.267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334cm" svg:height="0.5cm" svg:x="0.933cm" svg:y="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0.333cm" svg:height="0.5cm" svg:x="0.6cm" svg:y="4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5cm" svg:height="6cm" svg:x="7.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3cm" svg:height="4.5cm" svg:x="7.6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6.5cm" svg:height="4.5cm" svg:x="11.6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6cm" svg:height="6cm" svg:x="0.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cm" svg:height="1cm" draw:transform="rotate (1.5707963267949) translate (1.6cm 4.1cm)">
          <text:p text:style-name="P4"><text:span text:style-name="T1">Visibl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cm" svg:height="1cm" svg:x="2.6cm" svg:y="2.1cm">
          <text:p text:style-name="P6"><text:span text:style-name="T2">Produ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cm" svg:height="1cm" svg:x="2.6cm" svg:y="3.1cm">
          <text:p text:style-name="P8"><text:span text:style-name="T3">Accredit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cm" svg:height="1cm" svg:x="1.6cm" svg:y="4.1cm">
          <text:p text:style-name="P4"><text:span text:style-name="T1">Hidde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cm" svg:height="1cm" draw:transform="rotate (1.5707963267949) translate (0.6cm 5.1cm)">
          <text:p text:style-name="P4"><text:span text:style-name="T1">Actual </text:span><text:span text:style-name="T4">[t]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cm" svg:height="2cm" svg:x="8.1cm" svg:y="2.1cm">
          <text:p text:style-name="P4"><text:span text:style-name="T1">Measured</text:span></text:p>
          <text:p text:style-name="P4"><text:span text:style-name="T1">(Fuzzy)</text:span></text:p>
          <text:p text:style-name="P4"><text:span text:style-name="T5"/></text:p>
          <text:p text:style-name="P4"><text:span text:style-name="T6">[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2cm" svg:height="3cm" svg:x="15.475cm" svg:y="2.1cm">
          <text:p text:style-name="P4"><text:span text:style-name="T1">Predicted</text:span></text:p>
          <text:p text:style-name="P4"><text:span text:style-name="T1">(Fuzzy³)</text:span></text:p>
          <text:p text:style-name="P4"><text:span text:style-name="T1"/></text:p>
          <text:p text:style-name="P4"><text:span text:style-name="T4">[t + ΔT]</text:span><text:span text:style-name="T7">1</text:span></text:p>
          <text:p text:style-name="P12"><text:span text:style-name="T4">...</text:span></text:p>
          <text:p text:style-name="P12"><text:span text:style-name="T4">[t + ΔT]</text:span><text:span text:style-name="T7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2cm" svg:height="1cm" svg:x="8.1cm" svg:y="1.1cm">
          <text:p text:style-name="P14"><text:span text:style-name="T8">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5cm" svg:height="2cm" svg:x="0.6cm" svg:y="0.1cm">
          <text:p text:style-name="P14"><text:span text:style-name="T8">Physical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10cm" svg:height="1cm" svg:x="8.1cm" svg:y="0.1cm">
          <text:p text:style-name="P14"><text:span text:style-name="T8">Digital Tw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6cm" svg:height="1cm" svg:x="12.1cm" svg:y="1.1cm">
          <text:p text:style-name="P14"><text:span text:style-name="T8">Soft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2cm" svg:height="3cm" svg:x="12.1cm" svg:y="2.1cm">
          <text:p text:style-name="P4"><text:span text:style-name="T1">Estimated</text:span></text:p>
          <text:p text:style-name="P4"><text:span text:style-name="T1">(Fuzzy²)</text:span></text:p>
          <text:p text:style-name="P4"><text:span text:style-name="T9"/></text:p>
          <text:p text:style-name="P12"><text:span text:style-name="T9">[t + Δt]</text:span><text:span text:style-name="T10">1</text:span></text:p>
          <text:p text:style-name="P12"><text:span text:style-name="T9">…</text:span></text:p>
          <text:p text:style-name="P12"><text:span text:style-name="T9">[t + Δt</text:span><text:span text:style-name="T6">]</text:span><text:span text:style-name="T1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7" draw:layer="layout" draw:line-skew="0.975cm" svg:x1="12.6cm" svg:y1="5.1cm" svg:x2="9.766cm" svg:y2="4.1cm" draw:start-shape="id1" draw:start-glue-point="2" draw:end-shape="id2" draw:end-glue-point="2" svg:d="M12600 5100v1500h-2834v-2500" svg:viewBox="0 0 2835 2501">
          <text:p/>
        </draw:connector>
        <draw:connector draw:style-name="gr21" draw:text-style-name="P17" draw:layer="layout" draw:line-skew="1.475cm" svg:x1="15.975cm" svg:y1="5.1cm" svg:x2="9.1cm" svg:y2="4.1cm" draw:start-shape="id3" draw:start-glue-point="2" draw:end-shape="id4" draw:end-glue-point="2" svg:d="M15975 5100v2000h-6875v-3000" svg:viewBox="0 0 6876 3001">
          <text:p/>
        </draw:connector>
        <draw:connector draw:style-name="gr22" draw:text-style-name="P17" draw:layer="layout" draw:line-skew="1.975cm" svg:x1="13.6cm" svg:y1="5.1cm" svg:x2="1.1cm" svg:y2="5.1cm" draw:start-shape="id5" draw:start-glue-point="2" draw:end-shape="id6" svg:d="M13600 5100v2500h-12500v-2500" svg:viewBox="0 0 12501 2501">
          <text:p/>
        </draw:connector>
        <draw:connector draw:style-name="gr23" draw:text-style-name="P17" draw:layer="layout" draw:line-skew="2.475cm" svg:x1="16.975cm" svg:y1="5.1cm" svg:x2="0.766cm" svg:y2="5.1cm" draw:start-shape="id7" draw:start-glue-point="2" draw:end-shape="id8" draw:end-glue-point="2" svg:d="M16975 5100v3000h-16209v-3000" svg:viewBox="0 0 16210 3001">
          <text:p/>
        </draw:connector>
        <draw:connector draw:style-name="gr24" draw:text-style-name="P17" draw:layer="layout" draw:line-skew="1.475cm" svg:x1="8.433cm" svg:y1="4.1cm" svg:x2="1.433cm" svg:y2="5.1cm" draw:start-shape="id9" draw:start-glue-point="2" draw:end-shape="id10" draw:end-glue-point="2" svg:d="M8433 4100v3000h-7000v-2000" svg:viewBox="0 0 7001 3001">
          <text:p/>
        </draw:connector>
        <draw:line draw:style-name="gr25" draw:text-style-name="P17" draw:layer="layout" svg:x1="5.6cm" svg:y1="2.6cm" svg:x2="8.1cm" svg:y2="2.6cm">
          <text:p/>
        </draw:line>
        <draw:line draw:style-name="gr26" draw:text-style-name="P17" draw:layer="layout" svg:x1="5.6cm" svg:y1="3.6cm" svg:x2="8.1cm" svg:y2="3.6cm">
          <text:p/>
        </draw:line>
        <draw:line draw:style-name="gr27" draw:text-style-name="P17" draw:layer="layout" svg:x1="10.1cm" svg:y1="3.1cm" svg:x2="12.1cm" svg:y2="3.1cm">
          <text:p/>
        </draw:line>
        <draw:line draw:style-name="gr28" draw:text-style-name="P17" draw:layer="layout" svg:x1="14.1cm" svg:y1="3.6cm" svg:x2="15.475cm" svg:y2="3.6cm">
          <text:p/>
        </draw:line>
        <draw:custom-shape draw:style-name="gr29" draw:text-style-name="P19" draw:layer="layout" svg:width="2cm" svg:height="0.5cm" draw:transform="rotate (1.5707963267949) translate (10.85cm 4.1cm)">
          <text:p text:style-name="P18">Uncertain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draw:layer="layout" svg:width="2cm" svg:height="0.5cm" draw:transform="rotate (1.5707963267949) translate (14.35cm 4.6cm)">
          <text:p text:style-name="P18">Uncertain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1" draw:layer="layout" svg:width="0.5cm" svg:height="0.5cm" svg:x="10.1cm" svg:y="6.35cm">
          <text:p text:style-name="P2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1" draw:layer="layout" svg:width="0.5cm" svg:height="0.5cm" svg:x="10.1cm" svg:y="6.85cm">
          <text:p text:style-name="P2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0.5cm" svg:height="0.5cm" svg:x="1.85cm" svg:y="7.35cm">
          <text:p text:style-name="P22"><text:span text:style-name="T1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0.5cm" svg:height="0.5cm" svg:x="1.85cm" svg:y="6.85cm">
          <text:p text:style-name="P22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0.5cm" svg:height="0.5cm" svg:x="1.85cm" svg:y="7.85cm">
          <text:p text:style-name="P22"><text:span text:style-name="T1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8" draw:layer="layout" svg:width="2cm" svg:height="0.5cm" draw:transform="rotate (1.5707963267949) translate (6.35cm 4.1cm)">
          <text:p text:style-name="P18">Inaccuracy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 style:font-family-generic="roman" style:font-pitch="variable"/>
    <style:font-face style:name="Arial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marker draw:name="Linienspitzen_20_23" draw:display-name="Linienspitzen 23" svg:viewBox="0 0 20 20" svg:d="M0 20l10-20 10 20z"/>
    <draw:marker draw:name="Linienspitzen_20_24" draw:display-name="Linienspitzen 24" svg:viewBox="0 0 20 20" svg:d="M0 20l10-20 10 20z"/>
    <draw:marker draw:name="Linienspitzen_20_25" draw:display-name="Linienspitzen 25" svg:viewBox="0 0 20 20" svg:d="M0 20l10-20 10 20z"/>
    <draw:marker draw:name="Linienspitzen_20_26" draw:display-name="Linienspitzen 26" svg:viewBox="0 0 20 20" svg:d="M0 20l10-20 10 20z"/>
    <draw:marker draw:name="Linienspitzen_20_27" draw:display-name="Linienspitzen 27" svg:viewBox="0 0 20 20" svg:d="M0 20l10-20 10 20z"/>
    <draw:stroke-dash draw:name="Dash" draw:style="rect" draw:dots1="1" draw:dots1-length="300%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Standard" style:font-family-generic="swiss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8.7cm" fo:page-height="8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31T20:26:34.177000000</meta:creation-date>
    <meta:editing-duration>PT43M57S</meta:editing-duration>
    <meta:editing-cycles>31</meta:editing-cycles>
    <meta:generator>LibreOffice/7.1.3.2$Windows_X86_64 LibreOffice_project/47f78053abe362b9384784d31a6e56f8511eb1c1</meta:generator>
    <dc:date>2021-06-01T09:18:23.095000000</dc:date>
    <meta:document-statistic meta:object-count="43"/>
  </office:meta>
</office:document-meta>
</file>